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oryWebSessionStoreTests.maxS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WebSessionStoreTests.startsSessionExplici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WebSessionStoreTests.lastAccessTimeIsUpdatedOn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MemoryWebSessionStoreTests.inser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MemoryWebSessionStoreTests.startsSessionImplici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MemoryWebSessionStoreTests.expirationCheckPerio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MemoryWebSessionStoreTests.createSessionDoesNo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WebSessionStoreTests.sessionInvalidatedBefore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MemoryWebSessionStoreTests.retrieveExpire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